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456" calcext:value-type="float">
            <text:p>66.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528" calcext:value-type="float">
            <text:p>65.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20-11-1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9-11-20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8-11-27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9784" calcext:value-type="float">
            <text:p>66.0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7-11-16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6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42768" calcext:value-type="float">
            <text:p>66.34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7704" calcext:value-type="float">
            <text:p>68.4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93944" calcext:value-type="float">
            <text:p>68.8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9103</text:p>
          </table:table-cell>
          <table:table-cell office:value-type="string" calcext:value-type="string">
            <text:p>Melrose Quad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